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36.64pt"/>
    </style:style>
    <style:style style:name="co2" style:family="table-column">
      <style:table-column-properties fo:break-before="auto" style:column-width="208.46pt"/>
    </style:style>
    <style:style style:name="co3" style:family="table-column">
      <style:table-column-properties fo:break-before="auto" style:column-width="95.61pt"/>
    </style:style>
    <style:style style:name="co4" style:family="table-column">
      <style:table-column-properties fo:break-before="auto" style:column-width="50.26pt"/>
    </style:style>
    <style:style style:name="co5" style:family="table-column">
      <style:table-column-properties fo:break-before="auto" style:column-width="137.11pt"/>
    </style:style>
    <style:style style:name="co6" style:family="table-column">
      <style:table-column-properties fo:break-before="auto" style:column-width="83.06pt"/>
    </style:style>
    <style:style style:name="co7" style:family="table-column">
      <style:table-column-properties fo:break-before="auto" style:column-width="70.5pt"/>
    </style:style>
    <style:style style:name="co8" style:family="table-column">
      <style:table-column-properties fo:break-before="auto" style:column-width="75.7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34.3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13.41pt" fo:break-before="auto" style:use-optimal-row-height="true"/>
    </style:style>
    <style:style style:name="ro6" style:family="table-row">
      <style:table-row-properties style:row-height="12.81pt" fo:break-before="auto" style:use-optimal-row-height="false"/>
    </style:style>
    <style:style style:name="ro7" style:family="table-row">
      <style:table-row-properties style:row-height="14.14pt" fo:break-before="auto" style:use-optimal-row-height="false"/>
    </style:style>
    <style:style style:name="ro8" style:family="table-row">
      <style:table-row-properties style:row-height="15.65pt" fo:break-before="auto" style:use-optimal-row-height="false"/>
    </style:style>
    <style:style style:name="ro9" style:family="table-row">
      <style:table-row-properties style:row-height="13.41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009933" style:text-align-source="fix" style:repeat-content="false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2pt" fo:font-style="normal" style:text-underline-style="none" fo:font-weight="bold" style:font-name-asian="Arial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font-name="Liberation Sans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ext-properties style:font-name="Liberation Sans" fo:font-size="10pt" style:font-size-asian="10pt" style:font-size-complex="10pt"/>
    </style:style>
    <style:style style:name="ce4" style:family="table-cell" style:parent-style-name="Default">
      <style:table-cell-properties fo:background-color="#009933"/>
      <style:text-properties style:font-name="Liberation Sans" fo:font-size="10pt" style:font-size-asian="10pt" style:font-size-complex="10pt"/>
    </style:style>
    <style:style style:name="ce5" style:family="table-cell" style:parent-style-name="Default">
      <style:table-cell-properties style:text-align-source="value-type" style:repeat-content="false" style:vertical-align="bottom"/>
      <style:paragraph-properties fo:margin-left="0pt"/>
      <style:text-properties fo:color="#000000" style:text-line-through-style="none" style:text-line-through-type="none" style:font-name="Liberation Sans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009933" style:text-align-source="fix" style:repeat-content="false"/>
      <style:paragraph-properties fo:text-align="center" fo:margin-left="0pt"/>
      <style:text-properties fo:color="#000000" style:font-name="Liberation Sans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 style:vertical-align="bottom"/>
      <style:paragraph-properties fo:text-align="center" fo:margin-left="0pt"/>
      <style:text-properties fo:color="#0000ff" style:text-line-through-style="none" style:text-line-through-type="none" style:font-name="Liberation Sans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ff" style:text-line-through-style="none" style:text-line-through-type="none" style:font-name="Liberation Sans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ff" style:font-name="Liberation Sans" fo:font-size="10pt" style:text-underline-style="solid" style:text-underline-width="auto" style:text-underline-color="font-color" style:font-name-asian="Arial" style:font-size-asian="10pt" style:font-name-complex="DejaVu Sans" style:font-size-complex="10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ff" style:font-name="Liberation Sans"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ff" style:font-name="Liberation Sans" fo:font-size="10pt" style:text-underline-style="solid" style:text-underline-width="auto" style:text-underline-color="font-color" style:font-size-asian="10pt" style:font-size-complex="10pt"/>
    </style:style>
    <style:style style:name="ce15" style:family="table-cell" style:parent-style-name="Default">
      <style:table-cell-properties fo:background-color="#009933" style:text-align-source="fix" style:repeat-content="fals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 style:vertical-align="bottom"/>
      <style:paragraph-properties fo:text-align="center" fo:margin-left="0pt"/>
      <style:text-properties fo:color="#0000ff" style:text-line-through-style="none" style:text-line-through-type="none" style:font-name="Liberation Sans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ackground-color="#009933" style:text-align-source="fix" style:repeat-content="false" fo:wrap-option="no-wrap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2pt" fo:font-style="normal" style:text-underline-style="none" fo:font-weight="bold" style:font-name-asian="Arial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fo:background-color="#009933" style:text-align-source="fix" style:repeat-content="false"/>
      <style:paragraph-properties fo:text-align="center" fo:margin-left="0pt"/>
      <style:text-properties fo:color="#000000" style:font-name="Liberation Sans" fo:font-size="12pt" style:font-size-asian="12pt" style:font-size-complex="12pt"/>
    </style:style>
    <style:style style:name="ce19" style:family="table-cell" style:parent-style-name="Default">
      <style:table-cell-properties style:text-align-source="value-type" style:repeat-content="false"/>
      <style:paragraph-properties fo:margin-left="0pt"/>
      <style:text-properties style:font-name="Liberation Sans" fo:font-size="10pt" style:font-size-asian="10pt" style:font-size-complex="10pt"/>
    </style:style>
    <style:style style:name="ce20" style:family="table-cell" style:parent-style-name="Default">
      <style:table-cell-properties fo:background-color="#009933" style:text-align-source="fix" style:repeat-content="false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2pt" fo:font-style="normal" style:text-underline-style="none" fo:font-weight="normal" style:font-name-asian="Ari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text-position="super"/>
    </style:style>
    <style:style style:name="T2" style:family="text">
      <style:text-properties style:font-size-asian="10pt" style:font-size-complex="10pt"/>
    </style:style>
    <style:style style:name="T3" style:family="text">
      <style:text-properties fo:country="none" style:country-asian="none" style:country-complex="none" style:font-name-asian="Cantarell" style:font-name-complex="Cantarell" style:font-size-asian="10pt" style:font-size-complex="10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3"/>
        <table:table-column table:style-name="co8" table:number-columns-repeated="248" table:default-cell-style-name="ce3"/>
        <table:table-column table:style-name="co9" table:number-columns-repeated="769" table:default-cell-style-name="ce3"/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Description</text:p>
          </table:table-cell>
          <table:table-cell table:style-name="ce7" office:value-type="string" calcext:value-type="string">
            <text:p>Distributor</text:p>
          </table:table-cell>
          <table:table-cell table:style-name="ce1" office:value-type="string" calcext:value-type="string">
            <text:p>Qty</text:p>
          </table:table-cell>
          <table:table-cell table:style-name="ce17" office:value-type="string" calcext:value-type="string">
            <text:p>Estimated</text:p>
            <text:p> Price per Unit (euro)</text:p>
          </table:table-cell>
          <table:table-cell table:style-name="ce1" office:value-type="string" calcext:value-type="string">
            <text:p>Total</text:p>
            <text:p> Price (euro)</text:p>
          </table:table-cell>
          <table:table-cell table:style-name="ce18"/>
          <table:table-cell table:style-name="ce20" table:number-columns-repeated="18"/>
          <table:table-cell table:style-name="ce18" table:number-columns-repeated="999"/>
        </table:table-row>
        <table:table-row table:style-name="ro2">
          <table:table-cell table:style-name="ce2" office:value-type="string" calcext:value-type="string">
            <text:p>axis_side.stl</text:p>
          </table:table-cell>
          <table:table-cell table:style-name="ce2" office:value-type="string" calcext:value-type="string">
            <text:p>Axis side, 3D printed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6" calcext:value-type="float">
            <text:p>1.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xis_side_sensor_holder.stl</text:p>
          </table:table-cell>
          <table:table-cell table:style-name="ce2" office:value-type="string" calcext:value-type="string">
            <text:p>Axis side with homing sensor, 3D printed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6" calcext:value-type="float">
            <text:p>1.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all_bearing_housing.stl</text:p>
          </table:table-cell>
          <table:table-cell table:style-name="ce2" office:value-type="string" calcext:value-type="string">
            <text:p>Ball bearing housing, 3D printed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6" calcext:value-type="float">
            <text:p>1.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xis_spacer.stl</text:p>
          </table:table-cell>
          <table:table-cell table:style-name="ce2" office:value-type="string" calcext:value-type="string">
            <text:p>Axis spacer, 3D printed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6" calcext:value-type="float">
            <text:p>1.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xis_spacer_collar.stl</text:p>
          </table:table-cell>
          <table:table-cell table:style-name="ce2" office:value-type="string" calcext:value-type="string">
            <text:p>Axis spacer collar, 3D printed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6" calcext:value-type="float">
            <text:p>1.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xis_gear.stl</text:p>
          </table:table-cell>
          <table:table-cell table:style-name="ce2" office:value-type="string" calcext:value-type="string">
            <text:p>Axis gear (Worm wheel), 3D printed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6" calcext:value-type="float">
            <text:p>1.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homing_ring.stl</text:p>
          </table:table-cell>
          <table:table-cell table:style-name="ce2" office:value-type="string" calcext:value-type="string">
            <text:p>Homing ring, 3D printed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6" calcext:value-type="float">
            <text:p>1.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worm_gear.stl</text:p>
          </table:table-cell>
          <table:table-cell table:style-name="ce2" office:value-type="string" calcext:value-type="string">
            <text:p>Worm gear, 3D printed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6" calcext:value-type="float">
            <text:p>1.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worm_mount.stl</text:p>
          </table:table-cell>
          <table:table-cell table:style-name="ce2" office:value-type="string" calcext:value-type="string">
            <text:p>Worm mount, 3D printed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6" calcext:value-type="float">
            <text:p>1.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orm_mount_mirror.stl</text:p>
          </table:table-cell>
          <table:table-cell office:value-type="string" calcext:value-type="string">
            <text:p>Worm mount mirror, 3D printed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6" calcext:value-type="float">
            <text:p>1.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cb_mount.stl</text:p>
          </table:table-cell>
          <table:table-cell office:value-type="string" calcext:value-type="string">
            <text:p>PCB mount, 3D printed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6" calcext:value-type="float">
            <text:p>1.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otor_mount_flange.stl</text:p>
          </table:table-cell>
          <table:table-cell table:style-name="ce2" office:value-type="string" calcext:value-type="string">
            <text:p>DC Motor mount flange, 3D printed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6" calcext:value-type="float">
            <text:p>1.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otor_mount.fcstd</text:p>
          </table:table-cell>
          <table:table-cell table:style-name="ce2" office:value-type="string" calcext:value-type="string">
            <text:p>Motor mount</text:p>
          </table:table-cell>
          <table:table-cell table:style-name="ce10" table:formula="of:=HYPERLINK(&quot;http://grobotronics.com/stepper-motor-mount-with-hardware.html&quot;;&quot;[2]&quot;)" office:value-type="string" office:string-value="[2]" calcext:value-type="string">
            <text:p>[2]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.8" calcext:value-type="float">
            <text:p>4.8</text:p>
          </table:table-cell>
          <table:table-cell table:style-name="ce8" table:formula="of:=[.D14]*[.E14]" office:value-type="float" office:value="9.6" calcext:value-type="float">
            <text:p>9.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ncoder_holder.stl</text:p>
          </table:table-cell>
          <table:table-cell office:value-type="string" calcext:value-type="string">
            <text:p>Encoder holder, 3D printed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.6" calcext:value-type="float">
            <text:p>1.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_slot20_102.fcstd</text:p>
          </table:table-cell>
          <table:table-cell table:style-name="ce2" office:value-type="string" calcext:value-type="string">
            <text:p>T slot 20x20 L102</text:p>
          </table:table-cell>
          <table:table-cell table:style-name="ce10" table:formula="of:=HYPERLINK(&quot;http://www.cnccat.com/index.php?id=2&amp;productid=111&amp;catid=57&amp;subcatid=&amp;lang=gr&quot;;&quot;[1]&quot;)" office:value-type="string" office:string-value="[1]" calcext:value-type="string">
            <text:p>[1]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0.51" calcext:value-type="float">
            <text:p>0.51</text:p>
          </table:table-cell>
          <table:table-cell table:style-name="ce8" table:formula="of:=[.E16]*[.D16]" office:value-type="float" office:value="9.18" calcext:value-type="float">
            <text:p>9.1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_slot20_160.fcstd</text:p>
          </table:table-cell>
          <table:table-cell table:style-name="ce2" office:value-type="string" calcext:value-type="string">
            <text:p>T slot 20x20 L160</text:p>
          </table:table-cell>
          <table:table-cell table:style-name="ce11" table:formula="of:=HYPERLINK(&quot;http://www.cnccat.com/index.php?id=2&amp;productid=111&amp;catid=57&amp;subcatid=&amp;lang=gr&quot;;&quot;[1]&quot;)" office:value-type="string" office:string-value="[1]" calcext:value-type="string">
            <text:p>[1]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.8" calcext:value-type="float">
            <text:p>0.8</text:p>
          </table:table-cell>
          <table:table-cell table:style-name="ce8" table:formula="of:=[.D17]*[.E17]" office:value-type="float" office:value="3.2" calcext:value-type="float">
            <text:p>3.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_slot20_180.fcstd</text:p>
          </table:table-cell>
          <table:table-cell office:value-type="string" calcext:value-type="string">
            <text:p>T slot 20x20 L180</text:p>
          </table:table-cell>
          <table:table-cell table:style-name="ce12" table:formula="of:=HYPERLINK(&quot;http://www.cnccat.com/index.php?id=2&amp;productid=111&amp;catid=57&amp;subcatid=&amp;lang=gr&quot;;&quot;[1]&quot;)" office:value-type="string" office:string-value="[1]" calcext:value-type="string">
            <text:p>[1]</text:p>
          </table:table-cell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table:formula="of:=[.D18]*[.E18]" office:value-type="float" office:value="3.6" calcext:value-type="float">
            <text:p>3.6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PVC_tube</text:p>
          </table:table-cell>
          <table:table-cell table:style-name="ce2" office:value-type="string" calcext:value-type="string">
            <text:p>PVC tube Φ32 L2m</text:p>
          </table:table-cell>
          <table:table-cell table:style-name="ce13" table:formula="of:=HYPERLINK(&quot;http://e-damianakis.gr/category-127/category-128/category-130/condur-conflex/akamptos-euthugrammos-swlhnas-condur-o32-kouvidis.html&quot;;&quot;[4]&quot;)" office:value-type="string" office:string-value="[4]" calcext:value-type="string">
            <text:p>[4]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D19]*[.E19]" office:value-type="float" office:value="10" calcext:value-type="float">
            <text:p>10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M3_TSlot20_nut.stl</text:p>
          </table:table-cell>
          <table:table-cell office:value-type="string" calcext:value-type="string">
            <text:p>M3 nut adapter for t slot, to mount encoder</text:p>
            <text:p>Holder, 3D printed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.6" calcext:value-type="float">
            <text:p>1.6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lower_bottom.pdf</text:p>
          </table:table-cell>
          <table:table-cell office:value-type="string" calcext:value-type="string">
            <text:p>Part for weather proof box, 1<text:span text:style-name="T1">st</text:span> sheet</text:p>
          </table:table-cell>
          <table:table-cell table:style-name="ce14" table:formula="of:=HYPERLINK(&quot;http://www.e-kalfakis.gr/%CF%83%CF%84%CE%B1%CF%84%CE%B9%CE%BA%CE%B1-%CE%BC%CE%BF%CE%BD%CF%84%CE%B5%CE%BB%CE%B1-%CF%85%CE%BB%CE%B9%CE%BA%CE%B1-%CF%80%CE%BB%CE%B1%CF%83%CF%84%CE%B9%CE%BA%CE%B1-%CF%86%CF%85%CE%BB%CE%BB%CE%B1-&amp;-strips-kalfakis-pc1,-plastic-card-%CF%86y%CE%BB%CE%BBo-%CF%80%CE%BBa%CF%83tikoy-370x260x1mm-%CE%BB%CE%B5%CF%85%CE%BA%CE%BF-p-8854.html&quot;;&quot;[3]&quot;)" office:value-type="string" office:string-value="[3]" calcext:value-type="string">
            <text:p>[3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.5" calcext:value-type="float">
            <text:p>1.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lower_side_axis_A.pdf</text:p>
          </table:table-cell>
          <table:table-cell office:value-type="string" calcext:value-type="string">
            <text:p>Part for weather proof box, 1<text:span text:style-name="T1">st</text:span> sheet</text:p>
          </table:table-cell>
          <table:table-cell table:style-name="ce14" table:formula="of:=HYPERLINK(&quot;http://www.e-kalfakis.gr/%CF%83%CF%84%CE%B1%CF%84%CE%B9%CE%BA%CE%B1-%CE%BC%CE%BF%CE%BD%CF%84%CE%B5%CE%BB%CE%B1-%CF%85%CE%BB%CE%B9%CE%BA%CE%B1-%CF%80%CE%BB%CE%B1%CF%83%CF%84%CE%B9%CE%BA%CE%B1-%CF%86%CF%85%CE%BB%CE%BB%CE%B1-&amp;-strips-kalfakis-pc1,-plastic-card-%CF%86y%CE%BB%CE%BBo-%CF%80%CE%BBa%CF%83tikoy-370x260x1mm-%CE%BB%CE%B5%CF%85%CE%BA%CE%BF-p-8854.html&quot;;&quot;[3]&quot;)" office:value-type="string" office:string-value="[3]" calcext:value-type="string">
            <text:p>[3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.5" calcext:value-type="float">
            <text:p>1.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lower_side_axis_B.pdf</text:p>
          </table:table-cell>
          <table:table-cell office:value-type="string" calcext:value-type="string">
            <text:p>Part for weather proof box, 2<text:span text:style-name="T1">nd</text:span> sheet</text:p>
          </table:table-cell>
          <table:table-cell table:style-name="ce14" table:formula="of:=HYPERLINK(&quot;http://www.e-kalfakis.gr/%CF%83%CF%84%CE%B1%CF%84%CE%B9%CE%BA%CE%B1-%CE%BC%CE%BF%CE%BD%CF%84%CE%B5%CE%BB%CE%B1-%CF%85%CE%BB%CE%B9%CE%BA%CE%B1-%CF%80%CE%BB%CE%B1%CF%83%CF%84%CE%B9%CE%BA%CE%B1-%CF%86%CF%85%CE%BB%CE%BB%CE%B1-&amp;-strips-kalfakis-pc1,-plastic-card-%CF%86y%CE%BB%CE%BBo-%CF%80%CE%BBa%CF%83tikoy-370x260x1mm-%CE%BB%CE%B5%CF%85%CE%BA%CE%BF-p-8854.html&quot;;&quot;[3]&quot;)" office:value-type="string" office:string-value="[3]" calcext:value-type="string">
            <text:p>[3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.5" calcext:value-type="float">
            <text:p>1.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lower_side_axis_x2.pdf</text:p>
          </table:table-cell>
          <table:table-cell office:value-type="string" calcext:value-type="string">
            <text:p>Part for weather proof box, 2<text:span text:style-name="T1">nd</text:span> sheet</text:p>
          </table:table-cell>
          <table:table-cell table:style-name="ce14" table:formula="of:=HYPERLINK(&quot;http://www.e-kalfakis.gr/%CF%83%CF%84%CE%B1%CF%84%CE%B9%CE%BA%CE%B1-%CE%BC%CE%BF%CE%BD%CF%84%CE%B5%CE%BB%CE%B1-%CF%85%CE%BB%CE%B9%CE%BA%CE%B1-%CF%80%CE%BB%CE%B1%CF%83%CF%84%CE%B9%CE%BA%CE%B1-%CF%86%CF%85%CE%BB%CE%BB%CE%B1-&amp;-strips-kalfakis-pc1,-plastic-card-%CF%86y%CE%BB%CE%BBo-%CF%80%CE%BBa%CF%83tikoy-370x260x1mm-%CE%BB%CE%B5%CF%85%CE%BA%CE%BF-p-8854.html&quot;;&quot;[3]&quot;)" office:value-type="string" office:string-value="[3]" calcext:value-type="string">
            <text:p>[3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.5" calcext:value-type="float">
            <text:p>1.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upper_side_axis_A.pdf</text:p>
          </table:table-cell>
          <table:table-cell office:value-type="string" calcext:value-type="string">
            <text:p>Part for weather proof box, 3<text:span text:style-name="T1">rd</text:span> sheet</text:p>
          </table:table-cell>
          <table:table-cell table:style-name="ce14" table:formula="of:=HYPERLINK(&quot;http://www.e-kalfakis.gr/%CF%83%CF%84%CE%B1%CF%84%CE%B9%CE%BA%CE%B1-%CE%BC%CE%BF%CE%BD%CF%84%CE%B5%CE%BB%CE%B1-%CF%85%CE%BB%CE%B9%CE%BA%CE%B1-%CF%80%CE%BB%CE%B1%CF%83%CF%84%CE%B9%CE%BA%CE%B1-%CF%86%CF%85%CE%BB%CE%BB%CE%B1-&amp;-strips-kalfakis-pc1,-plastic-card-%CF%86y%CE%BB%CE%BBo-%CF%80%CE%BBa%CF%83tikoy-370x260x1mm-%CE%BB%CE%B5%CF%85%CE%BA%CE%BF-p-8854.html&quot;;&quot;[3]&quot;)" office:value-type="string" office:string-value="[3]" calcext:value-type="string">
            <text:p>[3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.5" calcext:value-type="float">
            <text:p>1.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upper_side_axis_B.pdf</text:p>
          </table:table-cell>
          <table:table-cell office:value-type="string" calcext:value-type="string">
            <text:p>Part for weather proof box, 3<text:span text:style-name="T1">rd</text:span> sheet</text:p>
          </table:table-cell>
          <table:table-cell table:style-name="ce14" table:formula="of:=HYPERLINK(&quot;http://www.e-kalfakis.gr/%CF%83%CF%84%CE%B1%CF%84%CE%B9%CE%BA%CE%B1-%CE%BC%CE%BF%CE%BD%CF%84%CE%B5%CE%BB%CE%B1-%CF%85%CE%BB%CE%B9%CE%BA%CE%B1-%CF%80%CE%BB%CE%B1%CF%83%CF%84%CE%B9%CE%BA%CE%B1-%CF%86%CF%85%CE%BB%CE%BB%CE%B1-&amp;-strips-kalfakis-pc1,-plastic-card-%CF%86y%CE%BB%CE%BBo-%CF%80%CE%BBa%CF%83tikoy-370x260x1mm-%CE%BB%CE%B5%CF%85%CE%BA%CE%BF-p-8854.html&quot;;&quot;[3]&quot;)" office:value-type="string" office:string-value="[3]" calcext:value-type="string">
            <text:p>[3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.5" calcext:value-type="float">
            <text:p>1.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upper_side_axis_x2.pdf</text:p>
          </table:table-cell>
          <table:table-cell office:value-type="string" calcext:value-type="string">
            <text:p>Part for weather proof box,4<text:span text:style-name="T1">th</text:span> sheet</text:p>
          </table:table-cell>
          <table:table-cell table:style-name="ce14" table:formula="of:=HYPERLINK(&quot;http://www.e-kalfakis.gr/%CF%83%CF%84%CE%B1%CF%84%CE%B9%CE%BA%CE%B1-%CE%BC%CE%BF%CE%BD%CF%84%CE%B5%CE%BB%CE%B1-%CF%85%CE%BB%CE%B9%CE%BA%CE%B1-%CF%80%CE%BB%CE%B1%CF%83%CF%84%CE%B9%CE%BA%CE%B1-%CF%86%CF%85%CE%BB%CE%BB%CE%B1-&amp;-strips-kalfakis-pc1,-plastic-card-%CF%86y%CE%BB%CE%BBo-%CF%80%CE%BBa%CF%83tikoy-370x260x1mm-%CE%BB%CE%B5%CF%85%CE%BA%CE%BF-p-8854.html&quot;;&quot;[3]&quot;)" office:value-type="string" office:string-value="[3]" calcext:value-type="string">
            <text:p>[3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.5" calcext:value-type="float">
            <text:p>1.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upper_top.pdf</text:p>
          </table:table-cell>
          <table:table-cell office:value-type="string" calcext:value-type="string">
            <text:p>Part for weather proof box, 4<text:span text:style-name="T1">th</text:span> sheet</text:p>
          </table:table-cell>
          <table:table-cell table:style-name="ce14" table:formula="of:=HYPERLINK(&quot;http://www.e-kalfakis.gr/%CF%83%CF%84%CE%B1%CF%84%CE%B9%CE%BA%CE%B1-%CE%BC%CE%BF%CE%BD%CF%84%CE%B5%CE%BB%CE%B1-%CF%85%CE%BB%CE%B9%CE%BA%CE%B1-%CF%80%CE%BB%CE%B1%CF%83%CF%84%CE%B9%CE%BA%CE%B1-%CF%86%CF%85%CE%BB%CE%BB%CE%B1-&amp;-strips-kalfakis-pc1,-plastic-card-%CF%86y%CE%BB%CE%BBo-%CF%80%CE%BBa%CF%83tikoy-370x260x1mm-%CE%BB%CE%B5%CF%85%CE%BA%CE%BF-p-8854.html&quot;;&quot;[3]&quot;)" office:value-type="string" office:string-value="[3]" calcext:value-type="string">
            <text:p>[3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.5" calcext:value-type="float">
            <text:p>1.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in_cover_box.stl</text:p>
          </table:table-cell>
          <table:table-cell office:value-type="string" calcext:value-type="string">
            <text:p>Part for weather proof box, 3D printed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.6" calcext:value-type="float">
            <text:p>1.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in_cover_tube.stl</text:p>
          </table:table-cell>
          <table:table-cell office:value-type="string" calcext:value-type="string">
            <text:p>Part for weather proof box, 3D printed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.6" calcext:value-type="float">
            <text:p>1.6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rain_cover_positioning_pattern.pdf</text:p>
          </table:table-cell>
          <table:table-cell office:value-type="string" calcext:value-type="string">
            <text:p>Pattern to place in the box the </text:p>
            <text:p>Rain_cover_box parts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table:style-name="ce4" table:number-columns-repeated="2"/>
          <table:table-cell table:style-name="ce15" table:number-columns-repeated="4"/>
          <table:table-cell table:style-name="ce4" table:number-columns-repeated="1018"/>
        </table:table-row>
        <table:table-row table:style-name="ro2">
          <table:table-cell table:style-name="ce2" office:value-type="string" calcext:value-type="string">
            <text:p>M5 Head Cap Screw L10</text:p>
          </table:table-cell>
          <table:table-cell table:style-name="ce2" office:value-type="string" calcext:value-type="string">
            <text:p>for t slo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25" calcext:value-type="float">
            <text:p>1.2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5 Nuts slot 6</text:p>
          </table:table-cell>
          <table:table-cell table:style-name="ce2" office:value-type="string" calcext:value-type="string">
            <text:p>for t slots</text:p>
          </table:table-cell>
          <table:table-cell table:style-name="ce10" table:formula="of:=HYPERLINK(&quot;http://www.cnccat.com/index.php?id=2&amp;productid=139&amp;catid=58&amp;subcatid=&amp;lang=gr&quot;;&quot;[1]&quot;)" office:value-type="string" office:string-value="[1]" calcext:value-type="string">
            <text:p>[1]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0.4" calcext:value-type="float">
            <text:p>0.4</text:p>
          </table:table-cell>
          <table:table-cell table:style-name="ce8" table:formula="of:=[.E34]*[.D34]" office:value-type="float" office:value="11.2" calcext:value-type="float">
            <text:p>11.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Hidden Corner Connection slot 6</text:p>
          </table:table-cell>
          <table:table-cell office:value-type="string" calcext:value-type="string">
            <text:p>for t slots</text:p>
          </table:table-cell>
          <table:table-cell table:style-name="ce10" table:formula="of:=HYPERLINK(&quot;http://www.cnccat.com/index.php?id=2&amp;productid=150&amp;catid=58&amp;subcatid=&amp;lang=gr&quot;;&quot;[1]&quot;)" office:value-type="string" office:string-value="[1]" calcext:value-type="string">
            <text:p>[1]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1.4" calcext:value-type="float">
            <text:p>1.4</text:p>
          </table:table-cell>
          <table:table-cell table:style-name="ce8" table:formula="of:=[.E35]*[.D35]" office:value-type="float" office:value="61.6" calcext:value-type="float">
            <text:p>61.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5 Head Cap Screw L20</text:p>
          </table:table-cell>
          <table:table-cell table:style-name="ce2" office:value-type="string" calcext:value-type="string">
            <text:p>for ball bearing housing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25" calcext:value-type="float">
            <text:p>1.2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5 Nuts</text:p>
          </table:table-cell>
          <table:table-cell table:style-name="ce2" office:value-type="string" calcext:value-type="string">
            <text:p>for ball bearing housing and worm gear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25" calcext:value-type="float">
            <text:p>1.2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5 Washers</text:p>
          </table:table-cell>
          <table:table-cell table:style-name="ce2" office:value-type="string" calcext:value-type="string">
            <text:p>general, OD:10mm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25" calcext:value-type="float">
            <text:p>1.2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5 Threaded Rod</text:p>
          </table:table-cell>
          <table:table-cell table:style-name="ce2" office:value-type="string" calcext:value-type="string">
            <text:p>for axis of worm gear, 2xL90mm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25" calcext:value-type="float">
            <text:p>1.2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3 Nut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-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25" calcext:value-type="float">
            <text:p>1.2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3 Washers</text:p>
          </table:table-cell>
          <table:table-cell office:value-type="string" calcext:value-type="string">
            <text:p>OD: 8mm</text:p>
          </table:table-cell>
          <table:table-cell office:value-type="string" calcext:value-type="string">
            <text:p>-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25" calcext:value-type="float">
            <text:p>1.2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3 Set Screw L10</text:p>
          </table:table-cell>
          <table:table-cell table:style-name="ce2" office:value-type="string" calcext:value-type="string">
            <text:p>for axis spacer collar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25" calcext:value-type="float">
            <text:p>1.2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3 Head Cap Screw L50</text:p>
          </table:table-cell>
          <table:table-cell table:style-name="ce2" office:value-type="string" calcext:value-type="string">
            <text:p>for axis gear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25" calcext:value-type="float">
            <text:p>1.2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3 Head Cap Screw L25</text:p>
          </table:table-cell>
          <table:table-cell table:style-name="ce2" office:value-type="string" calcext:value-type="string">
            <text:p>for homing ring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25" calcext:value-type="float">
            <text:p>1.2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3 Head Cap Screw L8</text:p>
          </table:table-cell>
          <table:table-cell table:style-name="ce2" office:value-type="string" calcext:value-type="string">
            <text:p>for stepper motor and DC motor mount flange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25" calcext:value-type="float">
            <text:p>1.25</text:p>
          </table:table-cell>
          <table:table-cell table:number-columns-repeated="1018"/>
        </table:table-row>
        <table:table-row table:style-name="ro4">
          <table:table-cell table:style-name="ce5" office:value-type="string" calcext:value-type="string">
            <text:p>M3 Head Cap Screw L12</text:p>
          </table:table-cell>
          <table:table-cell table:style-name="ce5" office:value-type="string" calcext:value-type="string">
            <text:p><text:span text:style-name="T2">for homing sensor holder, encoder holder </text:span></text:p>
            <text:p><text:span text:style-name="T3">and DC motor mount</text:span>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25" calcext:value-type="float">
            <text:p>1.25</text:p>
          </table:table-cell>
          <table:table-cell table:style-name="ce19" table:number-columns-repeated="1018"/>
        </table:table-row>
        <table:table-row table:style-name="ro2">
          <table:table-cell office:value-type="string" calcext:value-type="string">
            <text:p>M3 Head Cap Screw L10</text:p>
          </table:table-cell>
          <table:table-cell office:value-type="string" calcext:value-type="string">
            <text:p>for pcb mount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25" calcext:value-type="float">
            <text:p>1.2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4 Head Cap Screw L20</text:p>
          </table:table-cell>
          <table:table-cell table:style-name="ce2" office:value-type="string" calcext:value-type="string">
            <text:p>for motor mount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25" calcext:value-type="float">
            <text:p>1.2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4 Nuts slot 6</text:p>
          </table:table-cell>
          <table:table-cell table:style-name="ce2" office:value-type="string" calcext:value-type="string">
            <text:p>for motor mount</text:p>
          </table:table-cell>
          <table:table-cell table:style-name="ce10" table:formula="of:=HYPERLINK(&quot;http://www.cnccat.com/index.php?id=2&amp;productid=1854&amp;catid=58&amp;subcatid=&amp;lang=gr&quot;;&quot;[1]&quot;)" office:value-type="string" office:string-value="[1]" calcext:value-type="string">
            <text:p>[1]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.36" calcext:value-type="float">
            <text:p>0.36</text:p>
          </table:table-cell>
          <table:table-cell table:style-name="ce8" table:formula="of:=[.D49]*[.E49]" office:value-type="float" office:value="1.44" calcext:value-type="float">
            <text:p>1.4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4 Washer</text:p>
          </table:table-cell>
          <table:table-cell table:style-name="ce2" office:value-type="string" calcext:value-type="string">
            <text:p>for motor mount, OD: 9mm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25" calcext:value-type="float">
            <text:p>1.25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M2 Thread-Forming Screw L6</text:p>
          </table:table-cell>
          <table:table-cell office:value-type="string" calcext:value-type="string">
            <text:p>for encoder holder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style-name="ce8" office:value-type="float" office:value="1.25" calcext:value-type="float">
            <text:p>1.25</text:p>
          </table:table-cell>
          <table:table-cell table:number-columns-repeated="1018"/>
        </table:table-row>
        <table:table-row table:style-name="ro6">
          <table:table-cell table:style-name="ce4" table:number-columns-repeated="2"/>
          <table:table-cell table:style-name="ce15" table:number-columns-repeated="4"/>
          <table:table-cell table:style-name="ce4" table:number-columns-repeated="1018"/>
        </table:table-row>
        <table:table-row table:style-name="ro2">
          <table:table-cell table:style-name="ce2" office:value-type="string" calcext:value-type="string">
            <text:p>Ball Bearing 6007ZZ</text:p>
          </table:table-cell>
          <table:table-cell table:style-name="ce2" office:value-type="string" calcext:value-type="string">
            <text:p>for main axis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table:formula="of:=[.D53]*[.E53]" office:value-type="float" office:value="20" calcext:value-type="float">
            <text:p>2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all Bearing 625ZZ</text:p>
          </table:table-cell>
          <table:table-cell table:style-name="ce2" office:value-type="string" calcext:value-type="string">
            <text:p>for worm gear axis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.8" calcext:value-type="float">
            <text:p>0.8</text:p>
          </table:table-cell>
          <table:table-cell table:style-name="ce8" table:formula="of:=[.D54]*[.E54]" office:value-type="float" office:value="3.2" calcext:value-type="float">
            <text:p>3.2</text:p>
          </table:table-cell>
          <table:table-cell table:number-columns-repeated="1018"/>
        </table:table-row>
        <table:table-row table:style-name="ro7">
          <table:table-cell table:style-name="ce4" table:number-columns-repeated="2"/>
          <table:table-cell table:style-name="ce15" table:number-columns-repeated="4"/>
          <table:table-cell table:style-name="ce4" table:number-columns-repeated="1018"/>
        </table:table-row>
        <table:table-row table:style-name="ro7">
          <table:table-cell table:style-name="ce6" office:value-type="string" calcext:value-type="string">
            <text:p>Timing Pulley GT2, 6mm Belt, 20 Tooth, 5mm Bore</text:p>
          </table:table-cell>
          <table:table-cell/>
          <table:table-cell table:style-name="ce16" table:formula="of:=HYPERLINK(&quot;http://grobotronics.com/aluminum-gt2-timing-pulley-6mm-belt-20-tooth-5mm-bore.html&quot;;&quot;[2]&quot;)" office:value-type="string" office:string-value="[2]" calcext:value-type="string">
            <text:p>[2]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formula="of:=[.D56]*[.E56]" office:value-type="float" office:value="8" calcext:value-type="float">
            <text:p>8</text:p>
          </table:table-cell>
          <table:table-cell table:number-columns-repeated="1018"/>
        </table:table-row>
        <table:table-row table:style-name="ro7">
          <table:table-cell table:style-name="ce2" office:value-type="string" calcext:value-type="string">
            <text:p>Timing Pulley GT2, 6mm Belt, 36 Tooth, 5mm Bore</text:p>
          </table:table-cell>
          <table:table-cell/>
          <table:table-cell table:style-name="ce16" table:formula="of:=HYPERLINK(&quot;http://grobotronics.com/aluminum-gt2-timing-pulley-6mm-belt-36-tooth-5mm-bore.html&quot;;&quot;[2]&quot;)" office:value-type="string" office:string-value="[2]" calcext:value-type="string">
            <text:p>[2]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table:formula="of:=[.D57]*[.E57]" office:value-type="float" office:value="12" calcext:value-type="float">
            <text:p>12</text:p>
          </table:table-cell>
          <table:table-cell table:number-columns-repeated="1018"/>
        </table:table-row>
        <table:table-row table:style-name="ro8">
          <table:table-cell table:style-name="ce2" office:value-type="string" calcext:value-type="string">
            <text:p>Timing Belt GT2, 158mm, Wide 6mm</text:p>
          </table:table-cell>
          <table:table-cell office:value-type="string" calcext:value-type="string">
            <text:p>for AZ axis</text:p>
          </table:table-cell>
          <table:table-cell table:style-name="ce16" table:formula="of:=HYPERLINK(&quot;http://grobotronics.com/timing-belt-gt2-158mm.html&quot;;&quot;[2]&quot;)" office:value-type="string" office:string-value="[2]" calcext:value-type="string">
            <text:p>[2]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.5" calcext:value-type="float">
            <text:p>1.5</text:p>
          </table:table-cell>
          <table:table-cell table:style-name="ce8" table:formula="of:=[.D58]*[.E58]" office:value-type="float" office:value="1.5" calcext:value-type="float">
            <text:p>1.5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Timing Belt GT2, 202mm, Wide 6mm</text:p>
          </table:table-cell>
          <table:table-cell office:value-type="string" calcext:value-type="string">
            <text:p>for EL axis</text:p>
          </table:table-cell>
          <table:table-cell table:style-name="ce13" table:formula="of:=HYPERLINK(&quot;http://grobotronics.com/timing-belt-gt2-202mm.html&quot;;&quot;[2]&quot;)" office:value-type="string" office:string-value="[2]" calcext:value-type="string">
            <text:p>[2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59]*[.E59]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4" table:number-columns-repeated="2"/>
          <table:table-cell table:style-name="ce15" table:number-columns-repeated="4"/>
          <table:table-cell table:style-name="ce4" table:number-columns-repeated="1018"/>
        </table:table-row>
        <table:table-row table:style-name="ro8">
          <table:table-cell table:number-columns-repeated="4"/>
          <table:table-cell table:style-name="ce3"/>
          <table:table-cell table:number-columns-repeated="1019"/>
        </table:table-row>
        <table:table-row table:style-name="ro2">
          <table:table-cell table:number-columns-repeated="4"/>
          <table:table-cell table:style-name="ce3"/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Total</text:p>
          </table:table-cell>
          <table:table-cell table:formula="of:=SUM([.F2:.F59])" office:value-type="float" office:value="215.12" calcext:value-type="float">
            <text:p>215.12</text:p>
          </table:table-cell>
          <table:table-cell table:number-columns-repeated="1018"/>
        </table:table-row>
        <table:table-row table:style-name="ro2" table:number-rows-repeated="104851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4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4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4P2" style:volatile="true">
      <number:currency-symbol/>
      <number:text>-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31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1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1P2" style:volatile="true">
      <number:currency-symbol/>
      <number:text>- </number:text>
    </number:currency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 (</number:text>
      <number:number number:decimal-places="2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4"/>
    <style:style style:name="Currency_20__5b_0_5d_" style:display-name="Currency [0]" style:family="table-cell" style:parent-style-name="Default" style:data-style-name="N128"/>
    <style:style style:name="Comma" style:family="table-cell" style:parent-style-name="Default" style:data-style-name="N131"/>
    <style:style style:name="Comma_20__5b_0_5d_" style:display-name="Comma [0]" style:family="table-cell" style:parent-style-name="Default" style:data-style-name="N124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45pt" fo:page-height="841.69pt" style:num-format="1" style:print-orientation="portrait" fo:margin-top="36pt" fo:margin-bottom="36pt" fo:margin-left="54pt" fo:margin-right="54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7">00/00/0000</text:date>, <text:time style:data-style-name="N2" text:time-value="14:13:27.6792358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27T17:11:55.600870205</dc:date>
    <dc:creator>Azisi </dc:creator>
    <meta:editing-duration>PT6H44M9S</meta:editing-duration>
    <meta:editing-cycles>21</meta:editing-cycles>
    <meta:generator>LibreOffice/4.4.6.3$Linux_X86_64 LibreOffice_project/40$Build-3</meta:generator>
    <meta:document-statistic meta:table-count="1" meta:cell-count="335" meta:object-count="0"/>
  </office:meta>
</office:document-meta>
</file>